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Target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layTenni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2+</text:p>
          </table:table-cell>
          <table:table-cell office:value-type="string" calcext:value-type="string">
            <text:p>log2-</text:p>
          </table:table-cell>
          <table:table-cell office:value-type="string" calcext:value-type="string">
            <text:p>yes/t</text:p>
          </table:table-cell>
          <table:table-cell office:value-type="string" calcext:value-type="string">
            <text:p>no/t</text:p>
          </table:table-cell>
          <table:table-cell office:value-type="string" calcext:value-type="string">
            <text:p>entro</text:p>
          </table:table-cell>
          <table:table-cell/>
          <table:table-cell office:value-type="string" calcext:value-type="string">
            <text:p>gain</text:p>
          </table:table-cell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G([.K5]/[.H5];2)" office:value-type="float" office:value="-0.637429920615292" calcext:value-type="float">
            <text:p>-0.637429920615292</text:p>
          </table:table-cell>
          <table:table-cell table:formula="of:=LOG([.L5]/[.H5];2)" office:value-type="float" office:value="-1.48542682717024" calcext:value-type="float">
            <text:p>-1.48542682717024</text:p>
          </table:table-cell>
          <table:table-cell table:formula="of:=[.K5]/[.H5]" office:value-type="float" office:value="0.642857142857143" calcext:value-type="float">
            <text:p>0.642857142857143</text:p>
          </table:table-cell>
          <table:table-cell table:formula="of:=[.L5]/[.H5]" office:value-type="float" office:value="0.357142857142857" calcext:value-type="float">
            <text:p>0.357142857142857</text:p>
          </table:table-cell>
          <table:table-cell table:formula="of:=-[.O5]*[.M5]-[.P5]*[.N5]" office:value-type="float" office:value="0.940285958670631" calcext:value-type="float">
            <text:p>0.9402859586706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a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LOG([.K6]/[.H6];2)" office:value-type="float" office:value="-0.415037499278844" calcext:value-type="float">
            <text:p>-0.415037499278844</text:p>
          </table:table-cell>
          <table:table-cell table:formula="of:=LOG([.L6]/[.H6];2)" office:value-type="float" office:value="-2" calcext:value-type="float">
            <text:p>-2</text:p>
          </table:table-cell>
          <table:table-cell table:formula="of:=[.K6]/[.H6]" office:value-type="float" office:value="0.75" calcext:value-type="float">
            <text:p>0.75</text:p>
          </table:table-cell>
          <table:table-cell table:formula="of:=[.L6]/[.H6]" office:value-type="float" office:value="0.25" calcext:value-type="float">
            <text:p>0.25</text:p>
          </table:table-cell>
          <table:table-cell table:formula="of:=-[.O6]*[.M6]-[.P6]*[.N6]" office:value-type="float" office:value="0.811278124459133" calcext:value-type="float">
            <text:p>0.811278124459133</text:p>
          </table:table-cell>
          <table:table-cell/>
          <table:table-cell table:formula="of:=[.$Q$5]-([.H6]/[.$H$5])*[.Q6]-([.H7]/[.$H$5])*[.Q7]" office:value-type="float" office:value="0.0481270304082693" calcext:value-type="float">
            <text:p>0.048127030408269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ong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LOG([.K7]/[.H7];2)" office:value-type="float" office:value="-1" calcext:value-type="float">
            <text:p>-1</text:p>
          </table:table-cell>
          <table:table-cell table:formula="of:=LOG([.L7]/[.H7];2)" office:value-type="float" office:value="-1" calcext:value-type="float">
            <text:p>-1</text:p>
          </table:table-cell>
          <table:table-cell table:formula="of:=[.K7]/[.H7]" office:value-type="float" office:value="0.5" calcext:value-type="float">
            <text:p>0.5</text:p>
          </table:table-cell>
          <table:table-cell table:formula="of:=[.L7]/[.H7]" office:value-type="float" office:value="0.5" calcext:value-type="float">
            <text:p>0.5</text:p>
          </table:table-cell>
          <table:table-cell table:formula="of:=-[.O7]*[.M7]-[.P7]*[.N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LOG([.K9]/[.H9];2)" office:value-type="float" office:value="-1.22239242133645" calcext:value-type="float">
            <text:p>-1.22239242133645</text:p>
          </table:table-cell>
          <table:table-cell table:formula="of:=LOG([.L9]/[.H9];2)" office:value-type="float" office:value="-0.807354922057604" calcext:value-type="float">
            <text:p>-0.807354922057604</text:p>
          </table:table-cell>
          <table:table-cell table:formula="of:=[.K9]/[.H9]" office:value-type="float" office:value="0.428571428571429" calcext:value-type="float">
            <text:p>0.428571428571429</text:p>
          </table:table-cell>
          <table:table-cell table:formula="of:=[.L9]/[.H9]" office:value-type="float" office:value="0.571428571428571" calcext:value-type="float">
            <text:p>0.571428571428571</text:p>
          </table:table-cell>
          <table:table-cell table:formula="of:=-[.O9]*[.M9]-[.P9]*[.N9]" office:value-type="float" office:value="0.985228136034252" calcext:value-type="float">
            <text:p>0.985228136034252</text:p>
          </table:table-cell>
          <table:table-cell/>
          <table:table-cell table:formula="of:=[.$Q$5]-([.H9]/[.$H$5])*[.Q9]-([.H10]/[.$H$5])*[.Q10]" office:value-type="float" office:value="0.151835501362341" calcext:value-type="float">
            <text:p>0.151835501362341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OG([.K10]/[.H10];2)" office:value-type="float" office:value="-0.222392421336448" calcext:value-type="float">
            <text:p>-0.222392421336448</text:p>
          </table:table-cell>
          <table:table-cell table:formula="of:=LOG([.L10]/[.H10];2)" office:value-type="float" office:value="-2.8073549220576" calcext:value-type="float">
            <text:p>-2.8073549220576</text:p>
          </table:table-cell>
          <table:table-cell table:formula="of:=[.K10]/[.H10]" office:value-type="float" office:value="0.857142857142857" calcext:value-type="float">
            <text:p>0.857142857142857</text:p>
          </table:table-cell>
          <table:table-cell table:formula="of:=[.L10]/[.H10]" office:value-type="float" office:value="0.142857142857143" calcext:value-type="float">
            <text:p>0.142857142857143</text:p>
          </table:table-cell>
          <table:table-cell table:formula="of:=-[.O10]*[.M10]-[.P10]*[.N10]" office:value-type="float" office:value="0.591672778582328" calcext:value-type="float">
            <text:p>0.5916727785823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ot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LOG([.K12]/[.H12];2)" office:value-type="float" office:value="-1" calcext:value-type="float">
            <text:p>-1</text:p>
          </table:table-cell>
          <table:table-cell table:formula="of:=LOG([.L12]/[.H12];2)" office:value-type="float" office:value="-1" calcext:value-type="float">
            <text:p>-1</text:p>
          </table:table-cell>
          <table:table-cell table:formula="of:=[.K12]/[.H12]" office:value-type="float" office:value="0.5" calcext:value-type="float">
            <text:p>0.5</text:p>
          </table:table-cell>
          <table:table-cell table:formula="of:=[.L12]/[.H12]" office:value-type="float" office:value="0.5" calcext:value-type="float">
            <text:p>0.5</text:p>
          </table:table-cell>
          <table:table-cell table:formula="of:=-[.O12]*[.M12]-[.P12]*[.N12]" office:value-type="float" office:value="1" calcext:value-type="float">
            <text:p>1</text:p>
          </table:table-cell>
          <table:table-cell/>
          <table:table-cell table:formula="of:=[.$Q$5]-([.H12]/[.$H$5])*[.Q12]-([.H13]/[.$H$5])*[.Q13]-([.H14]/[.$H$5])*[.Q14]" office:value-type="float" office:value="0.0292225656589546" calcext:value-type="float">
            <text:p>0.029222565658955</text:p>
          </table:table-cell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il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LOG([.K13]/[.H13];2)" office:value-type="float" office:value="-0.584962500721156" calcext:value-type="float">
            <text:p>-0.584962500721156</text:p>
          </table:table-cell>
          <table:table-cell table:formula="of:=LOG([.L13]/[.H13];2)" office:value-type="float" office:value="-1.58496250072116" calcext:value-type="float">
            <text:p>-1.58496250072116</text:p>
          </table:table-cell>
          <table:table-cell table:formula="of:=[.K13]/[.H13]" office:value-type="float" office:value="0.666666666666667" calcext:value-type="float">
            <text:p>0.666666666666667</text:p>
          </table:table-cell>
          <table:table-cell table:formula="of:=[.L13]/[.H13]" office:value-type="float" office:value="0.333333333333333" calcext:value-type="float">
            <text:p>0.333333333333333</text:p>
          </table:table-cell>
          <table:table-cell table:formula="of:=-[.O13]*[.M13]-[.P13]*[.N13]" office:value-type="float" office:value="0.91829583405449" calcext:value-type="float">
            <text:p>0.918295834054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l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LOG([.K14]/[.H14];2)" office:value-type="float" office:value="-0.415037499278844" calcext:value-type="float">
            <text:p>-0.415037499278844</text:p>
          </table:table-cell>
          <table:table-cell table:formula="of:=LOG([.L14]/[.H14];2)" office:value-type="float" office:value="-2" calcext:value-type="float">
            <text:p>-2</text:p>
          </table:table-cell>
          <table:table-cell table:formula="of:=[.K14]/[.H14]" office:value-type="float" office:value="0.75" calcext:value-type="float">
            <text:p>0.75</text:p>
          </table:table-cell>
          <table:table-cell table:formula="of:=[.L14]/[.H14]" office:value-type="float" office:value="0.25" calcext:value-type="float">
            <text:p>0.25</text:p>
          </table:table-cell>
          <table:table-cell table:formula="of:=-[.O14]*[.M14]-[.P14]*[.N14]" office:value-type="float" office:value="0.811278124459133" calcext:value-type="float">
            <text:p>0.8112781244591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sunn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LOG([.K16]/[.H16];2)" office:value-type="float" office:value="-1.32192809488736" calcext:value-type="float">
            <text:p>-1.32192809488736</text:p>
          </table:table-cell>
          <table:table-cell table:formula="of:=LOG([.L16]/[.H16];2)" office:value-type="float" office:value="-0.736965594166206" calcext:value-type="float">
            <text:p>-0.736965594166206</text:p>
          </table:table-cell>
          <table:table-cell table:formula="of:=[.K16]/[.H16]" office:value-type="float" office:value="0.4" calcext:value-type="float">
            <text:p>0.4</text:p>
          </table:table-cell>
          <table:table-cell table:formula="of:=[.L16]/[.H16]" office:value-type="float" office:value="0.6" calcext:value-type="float">
            <text:p>0.6</text:p>
          </table:table-cell>
          <table:table-cell table:formula="of:=-[.O16]*[.M16]-[.P16]*[.N16]" office:value-type="float" office:value="0.970950594454668" calcext:value-type="float">
            <text:p>0.970950594454668</text:p>
          </table:table-cell>
          <table:table-cell/>
          <table:table-cell table:formula="of:=[.$Q$5]-([.H16]/[.$H$5])*[.Q16]-([.H17]/[.$H$5])*[.Q17]-([.H18]/[.$H$5])*[.Q18]" office:value-type="float" office:value="0.246749819774439" calcext:value-type="float">
            <text:p>0.246749819774439</text:p>
          </table:table-cell>
        </table:table-row>
        <table:table-row table:style-name="ro1">
          <table:table-cell/>
          <table:table-cell office:value-type="string" calcext:value-type="string">
            <text:p>Dl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v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LOG([.K17]/[.H17];2)" office:value-type="float" office:value="0" calcext:value-type="float">
            <text:p>0</text:p>
          </table:table-cell>
          <table:table-cell table:formula="of:=LOG([.L17]/[.H17];2)" office:value-type="string" office:string-value="" calcext:value-type="error">
            <text:p>Err:502</text:p>
          </table:table-cell>
          <table:table-cell table:formula="of:=[.K17]/[.H17]" office:value-type="float" office:value="1" calcext:value-type="float">
            <text:p>1</text:p>
          </table:table-cell>
          <table:table-cell table:formula="of:=[.L17]/[.H17]" office:value-type="float" office:value="0" calcext:value-type="float">
            <text:p>0</text:p>
          </table:table-cell>
          <table:table-cell table:formula="of:=-[.O17]*[.M17]"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l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LOG([.K18]/[.H18];2)" office:value-type="float" office:value="-0.736965594166206" calcext:value-type="float">
            <text:p>-0.736965594166206</text:p>
          </table:table-cell>
          <table:table-cell table:formula="of:=LOG([.L18]/[.H18];2)" office:value-type="float" office:value="-1.32192809488736" calcext:value-type="float">
            <text:p>-1.32192809488736</text:p>
          </table:table-cell>
          <table:table-cell table:formula="of:=[.K18]/[.H18]" office:value-type="float" office:value="0.6" calcext:value-type="float">
            <text:p>0.6</text:p>
          </table:table-cell>
          <table:table-cell table:formula="of:=[.L18]/[.H18]" office:value-type="float" office:value="0.4" calcext:value-type="float">
            <text:p>0.4</text:p>
          </table:table-cell>
          <table:table-cell table:formula="of:=-[.O18]*[.M18]-[.P18]*[.N18]" office:value-type="float" office:value="0.970950594454668" calcext:value-type="float">
            <text:p>0.970950594454668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Entropy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S</text:p>
          </table:table-cell>
          <table:table-cell office:value-type="string" calcext:value-type="string">
            <text:p>log2</text:p>
          </table:table-cell>
          <table:table-cell table:formula="of:=LOG(9/14;2)" office:value-type="float" office:value="-0.637429920615292" calcext:value-type="float">
            <text:p>-0.637429920615292</text:p>
          </table:table-cell>
          <table:table-cell table:formula="of:=LOG(9/14;2)" office:value-type="float" office:value="-0.637429920615292" calcext:value-type="float">
            <text:p>-0.637429920615292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g2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LOG([.K25]/[.H25])" office:value-type="float" office:value="-0.397940008672038" calcext:value-type="float">
            <text:p>-0.39794000867203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ea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LOG([.K26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ong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LOG([.K27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9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hig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l1</text:p>
          </table:table-cell>
          <table:table-cell office:value-type="string" calcext:value-type="string">
            <text:p>Sunny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LOG([.K29]/[.$H$25])" office:value-type="float" office:value="-0.397940008672038" calcext:value-type="float">
            <text:p>-0.39794000867203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ot</text:p>
          </table:table-cell>
          <table:table-cell office:value-type="float" office:value="0" calcext:value-type="float">
            <text:p>0</text:p>
          </table:table-cell>
          <table:table-cell table:formula="of:=[.H30]-[.K3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d</text:p>
          </table:table-cell>
          <table:table-cell office:value-type="float" office:value="1" calcext:value-type="float">
            <text:p>1</text:p>
          </table:table-cell>
          <table:table-cell table:formula="of:=[.H31]-[.K31]" office:value-type="float" office:value="1" calcext:value-type="float">
            <text:p>1</text:p>
          </table:table-cell>
          <table:table-cell table:formula="of:=LOG([.K31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ld</text:p>
          </table:table-cell>
          <table:table-cell office:value-type="float" office:value="1" calcext:value-type="float">
            <text:p>1</text:p>
          </table:table-cell>
          <table:table-cell table:formula="of:=[.H32]-[.K32]" office:value-type="float" office:value="0" calcext:value-type="float">
            <text:p>0</text:p>
          </table:table-cell>
          <table:table-cell table:formula="of:=LOG([.K32]/[.$H$25])" office:value-type="float" office:value="-0.698970004336019" calcext:value-type="float">
            <text:p>-0.698970004336019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2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3</text:p>
          </table:table-cell>
          <table:table-cell office:value-type="string" calcext:value-type="string">
            <text:p>Overcas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Dl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l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Y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Co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o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14:43:14.174984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09:14:31.003969512</meta:creation-date>
    <dc:date>2017-09-13T14:43:56.207079173</dc:date>
    <meta:editing-duration>PT14M40S</meta:editing-duration>
    <meta:editing-cycles>3</meta:editing-cycles>
    <meta:generator>LibreOffice/5.3.6.1$Linux_X86_64 LibreOffice_project/30m0$Build-1</meta:generator>
    <meta:document-statistic meta:table-count="1" meta:cell-count="341" meta:object-count="0"/>
  </office:meta>
</office:document-meta>
</file>